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49bc" officeooo:paragraph-rsid="00159757" style:font-weight-asian="bold" style:font-weight-complex="bold"/>
    </style:style>
    <style:style style:name="P2" style:family="paragraph" style:parent-style-name="Standard">
      <style:text-properties fo:font-weight="normal" officeooo:rsid="00159757" officeooo:paragraph-rsid="00159757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349bc" officeooo:paragraph-rsid="00159757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349bc" officeooo:paragraph-rsid="0015975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9757" officeooo:paragraph-rsid="00159757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349bc" officeooo:paragraph-rsid="00159757" style:font-weight-asian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:</text:p>
      <text:p text:style-name="P2">Cliente: <text:span text:style-name="T1">dni_c,</text:span><text:span text:style-name="T2"> tlf_c, dir_c, nombre_c</text:span></text:p>
      <text:p text:style-name="P2"><text:span text:style-name="T2">automovil: </text:span><text:span text:style-name="T1">matricula,</text:span><text:span text:style-name="T2"> año_fab, tipo_averia, tipo_automovil</text:span></text:p>
      <text:p text:style-name="P2"><text:span text:style-name="T2">mecanico: </text:span><text:span text:style-name="T1">dni_m,</text:span><text:span text:style-name="T2"> dirc_m, nombre_m, tlf_m, salario, año_naci</text:span></text:p>
      <text:p text:style-name="P6"/>
      <text:p text:style-name="P3">Interrelaciones:</text:p>
      <text:p text:style-name="P5">Pertenecer 1:n → automovil: <text:span text:style-name="T1">matricula,</text:span> año_fab, tipo_averia, tipo_automovil, dni_c</text:p>
      <text:p text:style-name="P5">reparar n:m → reparar: <text:span text:style-name="T1">matricula</text:span>, <text:span text:style-name="T1">dni_m</text:span></text:p>
      <text:p text:style-name="P5"/>
      <text:p text:style-name="P4"/>
      <text:p text:style-name="P3">Tablas diagrama E-R:</text:p>
      <text:p text:style-name="P2">Cliente: <text:span text:style-name="T1">dni_c,</text:span> tlf_c, dir_c, nombre_c</text:p>
      <text:p text:style-name="P5">automovil: <text:span text:style-name="T1">matricula,</text:span> año_fab, tipo_averia, dni_c</text:p>
      <text:p text:style-name="P2">mecanico: <text:span text:style-name="T1">dni_m,</text:span> dirc_m, nombre_m, tlf_m, salario, año_naci</text:p>
      <text:p text:style-name="P5">reparar: <text:span text:style-name="T1">matricula</text:span>, <text:span text:style-name="T1">dni_m</text:span></text:p>
      <text:p text:style-name="P5"><text:span text:style-name="T1"/></text:p>
      <text:p text:style-name="P5"><text:span text:style-name="T1"/></text:p>
      <text:p text:style-name="P2">Cliente: <text:span text:style-name="T1">dni_c,</text:span> tlf_c, dir_c, nombre_c</text:p>
      <text:p text:style-name="P2"><draw:line text:anchor-type="paragraph" draw:z-index="0" draw:name="Línea 1" draw:style-name="gr2" draw:text-style-name="P7" svg:x1="7.895cm" svg:y1="0.113cm" svg:x2="1.903cm" svg:y2="0.113cm"><text:p/></draw:line><draw:line text:anchor-type="paragraph" draw:z-index="1" draw:name="Línea vertical 1" draw:style-name="gr2" draw:text-style-name="P7" svg:x1="10.541cm" svg:y1="0.076cm" svg:x2="10.541cm" svg:y2="0.983cm"><text:p/></draw:line><draw:line text:anchor-type="paragraph" draw:z-index="7" draw:name="Línea 2" draw:style-name="gr1" draw:text-style-name="P7" svg:x1="7.895cm" svg:y1="0.113cm" svg:x2="10.541cm" svg:y2="0.076cm"><text:p/></draw:line></text:p>
      <text:p text:style-name="P2"/>
      <text:p text:style-name="P5">automovil: <text:span text:style-name="T1">matricula,</text:span> año_fab, tipo_averia, tipo_automovil, dni_c</text:p>
      <text:p text:style-name="P5"><draw:line text:anchor-type="paragraph" draw:z-index="2" draw:name="Línea horizontal 1" draw:style-name="gr2" draw:text-style-name="P7" svg:x1="-0.363cm" svg:y1="0.108cm" svg:x2="2.905cm" svg:y2="0.108cm"><text:p/></draw:line><draw:line text:anchor-type="paragraph" draw:z-index="3" draw:name="Línea vertical 2" draw:style-name="gr1" draw:text-style-name="P7" svg:x1="-0.363cm" svg:y1="0.108cm" svg:x2="-0.363cm" svg:y2="2.45cm"><text:p/></draw:line></text:p>
      <text:p text:style-name="P5"/>
      <text:p text:style-name="P2">mecanico: <text:span text:style-name="T1">dni_m,</text:span> dirc_m, nombre_m, tlf_m, salario, año_naci</text:p>
      <text:p text:style-name="P2"><draw:line text:anchor-type="paragraph" draw:z-index="5" draw:name="Línea vertical 3" draw:style-name="gr2" draw:text-style-name="P7" svg:x1="3.755cm" svg:y1="0.215cm" svg:x2="3.755cm" svg:y2="0.952cm"><text:p/></draw:line><draw:line text:anchor-type="paragraph" draw:z-index="6" draw:name="Línea horizontal 3" draw:style-name="gr2" draw:text-style-name="P7" svg:x1="3.755cm" svg:y1="0.215cm" svg:x2="2.395cm" svg:y2="0.215cm"><text:p/></draw:line></text:p>
      <text:p text:style-name="P2"/>
      <text:p text:style-name="P5"><draw:line text:anchor-type="paragraph" draw:z-index="4" draw:name="Línea horizontal 2" draw:style-name="gr2" draw:text-style-name="P7" svg:x1="-0.363cm" svg:y1="0.016cm" svg:x2="2.415cm" svg:y2="0.016cm"><text:p/></draw:line>reparar: <text:span text:style-name="T1">matricula, dni_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01:08:44.170000000</meta:creation-date>
    <meta:generator>LibreOffice/7.6.2.1$Windows_X86_64 LibreOffice_project/56f7684011345957bbf33a7ee678afaf4d2ba333</meta:generator>
    <dc:date>2023-10-22T01:22:05.838000000</dc:date>
    <meta:editing-duration>PT13M21S</meta:editing-duration>
    <meta:editing-cycles>1</meta:editing-cycles>
    <meta:document-statistic meta:table-count="0" meta:image-count="0" meta:object-count="0" meta:page-count="1" meta:paragraph-count="16" meta:word-count="78" meta:character-count="680" meta:non-whitespace-character-count="618"/>
  </office:meta>
</office:document-meta>
</file>